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55a0df"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Groene scan rapport</text:h>
        <table:table table:name="55a0df" table:style="55a0df">
          <table:table-column table:number-columns-repeated="3"/>
          <table:table-row>
            <table:table-cell office:value-type="string">
              <text:p><text:span>Vraag</text:span></text:p>
            </table:table-cell>
            <table:table-cell office:value-type="string">
              <text:p><text:span>Antwoord</text:span></text:p>
            </table:table-cell>
            <table:table-cell office:value-type="string">
              <text:p><text:span>Verbeterpunt</text:span></text:p>
            </table:table-cell>
          </table:table-row>
          <table:table-row>
            <table:table-cell office:value-type="string">
              <text:p><text:span/></text:p>
            </table:table-cell>
            <table:table-cell office:value-type="string">
              <text:p><text:span>Ja</text:span></text:p>
            </table:table-cell>
            <table:table-cell office:value-type="string">
              <text:p><text:span/></text:p>
            </table:table-cell>
          </table:table-row>
          <table:table-row>
            <table:table-cell office:value-type="string">
              <text:p><text:span/></text:p>
            </table:table-cell>
            <table:table-cell office:value-type="string">
              <text:p><text:span>vervoer</text:span></text:p>
            </table:table-cell>
            <table:table-cell office:value-type="string">
              <text:p><text:span>Prima u heeft een persoon die verantwoordelijk is voor vervoer.</text:span></text:p>
            </table:table-cell>
          </table:table-row>
          <table:table-row>
            <table:table-cell office:value-type="string">
              <text:p><text:span/></text:p>
            </table:table-cell>
            <table:table-cell office:value-type="string">
              <text:p><text:span>inkoop</text:span></text:p>
            </table:table-cell>
            <table:table-cell office:value-type="string">
              <text:p><text:span>Prima u heeft een persoon die verantwoordelijk is voor duurzaam inkopen.</text:span></text:p>
            </table:table-cell>
          </table:table-row>
          <table:table-row>
            <table:table-cell office:value-type="string">
              <text:p><text:span/></text:p>
            </table:table-cell>
            <table:table-cell office:value-type="string">
              <text:p><text:span>Nee</text:span></text:p>
            </table:table-cell>
            <table:table-cell office:value-type="string">
              <text:p><text:span>Ga aandacht besteden aan duurzaamheid en MVO op  uw website
Ga aandacht besteden aan duurzaamheid en MVO in uw folders
Ga aandacht besteden aan duurzaamheid en MVO in uw publicaties
Ga aandacht besteden aan duurzaamheid en MVO in uw productinformatie
Ga aandacht besteden aan duurzaamheid en MVO in uw jaarverslagen</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Heading_1" style:family="text">
      <style:text-properties fo:font-weight="bold" style:font-weight-asian="bold"/>
    </style:style>
    <style:style style:name="myOwnTableStyle"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3-13T10:59:02.000</dc:date>
    <meta:generator>PHPWord</meta:generator>
    <meta:initial-creator/>
    <meta:creation-date>2015-03-13T10:59:02.000</meta:creation-date>
    <meta:keyword/>
    <meta:user-defined meta:name="Category"/>
    <meta:user-defined meta:name="Company"/>
    <meta:user-defined meta:name="Manager"/>
  </office:meta>
</office:document-meta>
</file>